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ize="7pt" style:font-size-asian="7pt" style:font-size-complex="7pt"/>
    </style:style>
    <style:style style:name="P3" style:parent-style-name="m_4886264171095315079msolistparagraph" style:family="paragraph">
      <style:text-properties fo:font-weight="bold" style:font-weight-asian="bold" style:font-weight-complex="bold"/>
    </style:style>
    <style:style style:name="P4" style:parent-style-name="m_4886264171095315079msolistparagraph" style:family="paragraph">
      <style:text-properties fo:font-size="9pt" style:font-size-asian="9pt" style:font-size-complex="9pt"/>
    </style:style>
    <style:style style:name="P5" style:parent-style-name="m_4886264171095315079msolistparagraph" style:family="paragraph">
      <style:text-properties fo:font-size="9pt" style:font-size-asian="9pt" style:font-size-complex="9pt"/>
    </style:style>
    <style:style style:name="P6" style:parent-style-name="m_4886264171095315079msolistparagraph" style:family="paragraph">
      <style:text-properties fo:font-size="9pt" style:font-size-asian="9pt" style:font-size-complex="9pt"/>
    </style:style>
    <style:style style:name="P7" style:parent-style-name="m_4886264171095315079msolistparagraph" style:family="paragraph">
      <style:text-properties fo:font-size="9pt" style:font-size-asian="9pt" style:font-size-complex="9pt"/>
    </style:style>
    <style:style style:name="P8" style:parent-style-name="m_4886264171095315079msolistparagraph" style:family="paragraph">
      <style:text-properties fo:font-size="9pt" style:font-size-asian="9pt" style:font-size-complex="9pt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language="fr" fo:country="CA"/>
    </style:style>
    <style:style style:name="P13" style:parent-style-name="Normal" style:family="paragraph">
      <style:text-properties fo:language="fr" fo:country="CA"/>
    </style:style>
    <style:style style:name="P14" style:parent-style-name="Normal" style:family="paragraph">
      <style:text-properties fo:language="fr" fo:country="CA"/>
    </style:style>
    <style:style style:name="P15" style:parent-style-name="Normal" style:family="paragraph">
      <style:text-properties fo:language="en" fo:country="CA"/>
    </style:style>
    <style:style style:name="P16" style:parent-style-name="Normal" style:family="paragraph">
      <style:text-properties fo:language="en" fo:country="CA"/>
    </style:style>
  </office:automatic-styles>
  <office:body>
    <office:text text:use-soft-page-breaks="true">
      <text:p text:style-name="P1">mysql -u root –p</text:p>
      <text:p text:style-name="Normal">uq2012am</text:p>
      <text:p text:style-name="Normal">use eos_mcgill_uqam</text:p>
      <text:p text:style-name="m_4886264171095315079msolistparagraph">2)<text:span text:style-name="T2">     <text:s/></text:span>You can access the<text:s/><text:span text:style-name="il">data</text:span><text:s/>from the web interface:</text:p>
      <text:p text:style-name="m_4886264171095315079msolistparagraph"><text:a xlink:href="http://aos.meteo.mcgill.ca" office:target-frame-name="_top" xlink:show="replace"><text:span text:style-name="Lienhypertexte">aos.meteo.mcgill.ca</text:span></text:a></text:p>
      <text:p text:style-name="m_4886264171095315079msolistparagraph">user:admin@123</text:p>
      <text:p text:style-name="m_4886264171095315079msolistparagraph">password: admin@123</text:p>
      <text:p text:style-name="m_4886264171095315079msolistparagraph">grant all privileges on eos_mcgill_uqam.*to 'station'@'%' identified by 'reli39,cao';</text:p>
      <text:p text:style-name="m_4886264171095315079msolistparagraph"/>
      <text:p text:style-name="P3">MetData Create command:<text:s/></text:p>
      <text:p text:style-name="P4">CREATE TABLE <text:s text:c="4"/>gault_metdata <text:s text:c="4"/>( <text:s text:c="8"/>DATE DATETIME NOT NULL, <text:s text:c="8"/>TPS_Air_Temp_C FLOAT, <text:s text:c="8"/>Temp1_Avg FLOAT,<text:s text:c="9"/>Temp2_Avg FLOAT, <text:s text:c="8"/>Temp3_Avg FLOAT, <text:s text:c="8"/>Temp4_Avg FLOAT, <text:s text:c="8"/>Temp5_Avg FLOAT, <text:s text:c="8"/>Temp6_Avg FLOAT, <text:s text:c="8"/>Temp7_Avg FLOAT, <text:s text:c="8"/>Temp8_Avg FLOAT, <text:s text:c="8"/>RH1 FLOAT, <text:s text:c="8"/>RH2 FLOAT, <text:s text:c="8"/>RH3 FLOAT, <text:s text:c="8"/>RH4 FLOAT, <text:s text:c="4"/><text:s text:c="4"/>RH5 FLOAT, <text:s text:c="8"/>RH6 FLOAT, <text:s text:c="8"/>RH7 FLOAT, <text:s text:c="8"/>RH8 FLOAT, <text:s text:c="8"/>CMP10_Solar_uWm2_Avg FLOAT, <text:s text:c="8"/>TPS_Wind_Spd_ms FLOAT, <text:s text:c="8"/>WS_ms FLOAT, <text:s text:c="8"/>Mean_WindDir FLOAT, <text:s text:c="8"/>SDMS40_Depth_Avg FLOAT, <text:s text:c="8"/>SR50A_SnowDepth FLOAT, <text:s text:c="5"/><text:s text:c="3"/>SR50A_QualityVal FLOAT, <text:s text:c="8"/>LF1_Ice_Output VARCHAR(10), <text:s text:c="8"/>Ice_mm FLOAT, <text:s text:c="8"/>Ice_Inch FLOAT, <text:s text:c="8"/>LWMDry_Tot FLOAT, <text:s text:c="8"/>LWMWet_Tot FLOAT, <text:s text:c="8"/>LWMCon_Tot FLOAT, <text:s text:c="8"/>Visibilitystr FLOAT, <text:s text:c="8"/>TPS_Raw_Precip_Rate_1minAvg_mmHr<text:s/>FLOAT, <text:s text:c="8"/>TPS_Raw_Precip_Rate_5minAvg_mmHr FLOAT, <text:s text:c="8"/>TPS_Total_Accum_mm FLOAT, <text:s text:c="8"/>TPS_Pwr_Sensor_W FLOAT, <text:s text:c="8"/>TPS_Pwr_Ref_W FLOAT, <text:s text:c="8"/>PRIMARY KEY (DATE) <text:s text:c="4"/>) <text:s text:c="4"/>ENGINE=InnoDB DEFAULT CHARSET=utf8 DEFAULT COLLATE=utf8_general_ci;</text:p>
      <text:p text:style-name="P5">CREATE TABLE <text:s text:c="4"/>gault_metdata2 <text:s text:c="4"/>( <text:s text:c="8"/>DATE DATETIME NOT NULL, <text:s text:c="8"/>TPS_Air_Temp_C FLOAT, <text:s text:c="8"/>Temp1_Avg FLOAT, <text:s text:c="8"/>Temp2_Avg FLOAT, <text:s text:c="8"/>Temp3_Avg FLOAT, <text:s text:c="8"/>Temp4_Avg FLOAT, <text:s text:c="8"/>Temp5_Avg FLOAT, <text:s text:c="8"/>Temp6_Avg FLOAT, <text:s text:c="6"/><text:s text:c="2"/>Temp7_Avg FLOAT, <text:s text:c="8"/>Temp8_Avg FLOAT, <text:s text:c="8"/>RH1 FLOAT, <text:s text:c="8"/>RH2 FLOAT, <text:s text:c="8"/>RH3 FLOAT, <text:s text:c="8"/>RH4 FLOAT, <text:s text:c="8"/>RH5 FLOAT, <text:s text:c="8"/>RH6 FLOAT, <text:s text:c="8"/>RH7 FLOAT, <text:s text:c="8"/>RH8 FLOAT, <text:s text:c="8"/>CMP10_Solar_uWm2_Avg FLOAT, <text:s text:c="8"/>TPS_Wind_Spd_ms<text:s/>FLOAT, <text:s text:c="8"/>WS_ms FLOAT, <text:s text:c="8"/>Mean_WindDir FLOAT, <text:s text:c="8"/>SDMS40_Depth_Avg FLOAT, <text:s text:c="8"/>SR50A_SnowDepth FLOAT, <text:s text:c="8"/>SR50A_QualityVal FLOAT, <text:s text:c="8"/>LF1_Ice_Output VARCHAR(10), <text:s text:c="8"/>Ice_mm FLOAT, <text:s text:c="8"/>Ice_Inch FLOAT, <text:s text:c="8"/>LWMDry_Tot FLOAT, <text:s text:c="8"/>LWMWet_Tot FLOAT, <text:s text:c="8"/>LWMCon_Tot FLOAT, <text:s text:c="8"/>Visibilitystr FLOAT, <text:s text:c="8"/>TPS_Raw_Precip_Rate_1minAvg_mmHr FLOAT, <text:s text:c="8"/>TPS_Raw_Precip_Rate_5minAvg_mmHr FLOAT, <text:s text:c="8"/>TPS_Total_Accum_mm FLOAT, <text:s text:c="8"/>TPS_Pwr_Sensor_W FLOAT, <text:s text:c="8"/>TPS_Pwr_Ref_W FLOAT, WS_ms_Max FLOAT, WindDir_Max FLOAT, WindDir_SD FLOAT, <text:s text:c="15"/>PRIMARY KEY (DATE) <text:s text:c="4"/>) <text:s text:c="4"/>ENGINE=InnoDB DEFAULT CHARSET=utf8 DEFAULT COLLATE=utf8_general_ci;</text:p>
      <text:p text:style-name="P6"/>
      <text:p text:style-name="P7"/>
      <text:p text:style-name="P8"/>
      <text:p text:style-name="Normal"/>
      <text:p text:style-name="P9">6 database:</text:p>
      <text:p text:style-name="Normal">CREATE TABLE <text:s text:c="4"/>gault_swe_6h <text:s text:c="4"/>( <text:s text:c="8"/>DATE<text:s/>DATETIME NOT NULL, <text:s text:c="8"/>CS725_SWE_K FLOAT, <text:s text:c="8"/>CS725_SWE_TL FLOAT, <text:s text:c="8"/>PRIMARY KEY (DATE) <text:s text:c="4"/>) <text:s text:c="4"/>ENGINE=InnoDB DEFAULT CHARSET=utf8 DEFAULT COLLATE=utf8_general_ci;</text:p>
      <text:p text:style-name="Normal"/>
      <text:p text:style-name="P10">Flux_database:</text:p>
      <text:soft-page-break/>
      <text:p text:style-name="Normal">CREATE TABLE <text:s text:c="4"/>gault_fluxdata <text:s text:c="4"/>( <text:s text:c="8"/>DATE DATETIME NOT NULL, <text:s text:c="8"/>SW_IN FLOAT, <text:s text:c="8"/>SW_OUT FLOAT, <text:s text:c="8"/>LW_IN FLOAT, <text:s text:c="8"/>LW_OUT FLOAT, <text:s text:c="8"/>WS FLOAT, <text:s text:c="8"/>WD FLOAT, <text:s text:c="8"/>TS_1_1_1 FLOAT, <text:s text:c="8"/>TS_2_1_1 FLOAT, <text:s text:c="8"/>SWC_1_1_1 FLOAT, <text:s text:c="8"/>PA FLOAT, <text:s text:c="8"/>NETRAD FLOAT, <text:s text:c="8"/>ALB<text:s/>FLOAT, <text:s text:c="8"/>FC FLOAT, <text:s text:c="8"/>G FLOAT, <text:s text:c="8"/>SG FLOAT, <text:s text:c="8"/>ET FLOAT, <text:s text:c="8"/>LE FLOAT, <text:s text:c="8"/>H FLOAT, <text:s text:c="8"/>FETCH_MAX FLOAT, <text:s text:c="8"/>PRIMARY KEY (DATE) <text:s text:c="4"/>) <text:s text:c="4"/>ENGINE=InnoDB DEFAULT CHARSET=utf8 DEFAULT COLLATE=utf8_general_ci;</text:p>
      <text:p text:style-name="P11"/>
      <text:p text:style-name="Normal">Database changed</text:p>
      <text:p text:style-name="Normal">MariaDB [eos_mcgill_uqam]&gt; show columns from gault_metdata;</text:p>
      <text:p text:style-name="Normal">+----------------------------------+-------------+------+-----+---------+-------+</text:p>
      <text:p text:style-name="Normal">| Field <text:s text:c="27"/>| Type <text:s text:c="7"/>| Null | Key | Default | Extra |</text:p>
      <text:p text:style-name="Normal">+----------------------------------+-------------+------+-----+---------+-------+</text:p>
      <text:p text:style-name="Normal">| DATE <text:s text:c="28"/>| datetime <text:s text:c="3"/>| NO <text:s text:c="2"/>| PRI | NULL <text:s text:c="3"/>| <text:s text:c="6"/>|</text:p>
      <text:p text:style-name="Normal">| TPS_Air_Temp_C <text:s text:c="18"/>| float <text:s text:c="6"/>| YES <text:s/>| <text:s text:c="4"/>| NULL <text:s text:c="3"/>| <text:s text:c="6"/>|</text:p>
      <text:p text:style-name="Normal">| Temp1_Avg <text:s text:c="23"/>| float <text:s text:c="6"/>| YES <text:s/>| <text:s text:c="4"/>| NULL <text:s text:c="3"/>| <text:s text:c="6"/>|</text:p>
      <text:p text:style-name="Normal">| Temp2_Avg <text:s text:c="23"/>| float <text:s text:c="6"/>| YES <text:s/>| <text:s text:c="4"/>| NULL <text:s text:c="3"/>| <text:s text:c="6"/>|</text:p>
      <text:p text:style-name="Normal">| Temp3_Avg <text:s text:c="23"/>| float <text:s text:c="6"/>| YES <text:s/>| <text:s text:c="4"/>| NULL <text:s text:c="3"/>| <text:s text:c="6"/>|</text:p>
      <text:p text:style-name="Normal">| Temp4_Avg <text:s text:c="23"/>| float <text:s text:c="6"/>| YES <text:s/>| <text:s text:c="4"/>| NULL <text:s text:c="3"/>| <text:s text:c="6"/>|</text:p>
      <text:p text:style-name="Normal">| Temp5_Avg <text:s text:c="23"/>| float <text:s text:c="6"/>| YES <text:s/>| <text:s text:c="4"/>| NULL <text:s text:c="3"/>| <text:s text:c="6"/>|</text:p>
      <text:p text:style-name="Normal">| Temp6_Avg <text:s text:c="23"/>| float <text:s text:c="6"/>| YES <text:s/>| <text:s text:c="4"/>| NULL <text:s text:c="3"/>| <text:s text:c="6"/>|</text:p>
      <text:p text:style-name="Normal">| Temp7_Avg <text:s text:c="23"/>| float <text:s text:c="6"/>| YES <text:s/>| <text:s text:c="4"/>| NULL <text:s text:c="3"/>| <text:s text:c="6"/>|</text:p>
      <text:p text:style-name="Normal">| Temp8_Avg <text:s text:c="23"/>| float <text:s text:c="6"/>| YES <text:s/>| <text:s text:c="4"/>| NULL <text:s text:c="3"/>| <text:s text:c="6"/>|</text:p>
      <text:p text:style-name="Normal">| RH1 <text:s text:c="29"/>| float <text:s text:c="6"/>| YES <text:s/>| <text:s text:c="4"/>| NULL <text:s text:c="3"/>| <text:s text:c="6"/>|</text:p>
      <text:p text:style-name="Normal">| RH2 <text:s text:c="29"/>| float <text:s text:c="6"/>| YES <text:s/>| <text:s text:c="4"/>| NULL <text:s text:c="3"/>| <text:s text:c="6"/>|</text:p>
      <text:p text:style-name="Normal">| RH3 <text:s text:c="29"/>| float <text:s text:c="6"/>| YES <text:s/>| <text:s text:c="4"/>| NULL <text:s text:c="3"/>| <text:s text:c="6"/>|</text:p>
      <text:p text:style-name="Normal">| RH4 <text:s text:c="29"/>| float <text:s text:c="6"/>| YES <text:s/>| <text:s text:c="4"/>| NULL <text:s text:c="3"/>| <text:s text:c="6"/>|</text:p>
      <text:p text:style-name="Normal">| RH5 <text:s text:c="29"/>| float <text:s text:c="6"/>| YES <text:s/>| <text:s text:c="4"/>| NULL <text:s text:c="3"/>| <text:s text:c="6"/>|</text:p>
      <text:p text:style-name="Normal">| RH6 <text:s text:c="29"/>| float <text:s text:c="6"/>| YES <text:s/>| <text:s text:c="4"/>| NULL <text:s text:c="3"/>| <text:s text:c="6"/>|</text:p>
      <text:p text:style-name="Normal">| RH7 <text:s text:c="29"/>| float <text:s text:c="6"/>| YES <text:s/>| <text:s text:c="4"/>| NULL <text:s text:c="3"/>| <text:s text:c="6"/>|</text:p>
      <text:p text:style-name="Normal">| RH8 <text:s text:c="29"/>| float <text:s text:c="6"/>| YES <text:s/>| <text:s text:c="4"/>| NULL <text:s text:c="3"/>| <text:s text:c="6"/>|</text:p>
      <text:p text:style-name="Normal">| CMP10_Solar_uWm2_Avg <text:s text:c="12"/>| float <text:s text:c="6"/>| YES <text:s/>| <text:s text:c="4"/>| NULL <text:s text:c="3"/>| <text:s text:c="6"/>|</text:p>
      <text:soft-page-break/>
      <text:p text:style-name="Normal">| TPS_Wind_Spd_ms <text:s text:c="17"/>| float <text:s text:c="6"/>| YES <text:s/>| <text:s text:c="4"/>| NULL <text:s text:c="3"/>| <text:s text:c="6"/>|</text:p>
      <text:p text:style-name="Normal">| WS_ms <text:s text:c="27"/>| float <text:s text:c="6"/>| YES <text:s/>| <text:s text:c="4"/>| NULL <text:s text:c="3"/>| <text:s text:c="6"/>|</text:p>
      <text:p text:style-name="Normal">| Mean_WindDir <text:s text:c="20"/>| float <text:s text:c="6"/>| YES <text:s/>| <text:s text:c="4"/>| NULL <text:s text:c="3"/>| <text:s text:c="6"/>|</text:p>
      <text:p text:style-name="Normal">| SDMS40_Depth_Avg <text:s text:c="16"/>| float <text:s text:c="6"/>| YES <text:s/>| <text:s text:c="4"/>| NULL <text:s text:c="3"/>| <text:s text:c="6"/>|</text:p>
      <text:p text:style-name="Normal">| SR50A_SnowDepth <text:s text:c="17"/>| float <text:s text:c="6"/>| YES <text:s/>| <text:s text:c="4"/>| NULL <text:s text:c="3"/>| <text:s text:c="6"/>|</text:p>
      <text:p text:style-name="Normal">| SR50A_QualityVal <text:s text:c="16"/>| float <text:s text:c="6"/>| YES <text:s/>| <text:s text:c="4"/>| NULL <text:s text:c="3"/>| <text:s text:c="6"/>|</text:p>
      <text:p text:style-name="Normal">| LF1_Ice_Output <text:s text:c="18"/>| varchar(10) | YES <text:s/>| <text:s text:c="4"/>| NULL <text:s text:c="3"/>| <text:s text:c="6"/>|</text:p>
      <text:p text:style-name="Normal">| Ice_mm <text:s text:c="26"/>| float <text:s text:c="6"/>| YES <text:s/>| <text:s text:c="4"/>| NULL <text:s text:c="3"/>| <text:s text:c="6"/>|</text:p>
      <text:p text:style-name="Normal">| Ice_Inch <text:s text:c="24"/>| float <text:s text:c="6"/>| YES <text:s/>| <text:s text:c="4"/>| NULL <text:s text:c="3"/>| <text:s text:c="6"/>|</text:p>
      <text:p text:style-name="Normal">| LWMDry_Tot <text:s text:c="22"/>| float <text:s text:c="6"/>| YES <text:s/>| <text:s text:c="4"/>| NULL <text:s text:c="3"/>| <text:s text:c="6"/>|</text:p>
      <text:p text:style-name="Normal">| LWMWet_Tot <text:s text:c="22"/>| float <text:s text:c="6"/>| YES <text:s/>| <text:s text:c="4"/>| NULL <text:s text:c="3"/>| <text:s text:c="6"/>|</text:p>
      <text:p text:style-name="Normal">| LWMCon_Tot <text:s text:c="22"/>| float <text:s text:c="6"/>| YES <text:s/>| <text:s text:c="4"/>| NULL <text:s text:c="3"/>| <text:s text:c="6"/>|</text:p>
      <text:p text:style-name="Normal">| Visibilitystr <text:s text:c="19"/>| float <text:s text:c="6"/>| YES <text:s/>| <text:s text:c="4"/>| NULL <text:s text:c="3"/>| <text:s text:c="6"/>|</text:p>
      <text:p text:style-name="Normal">| TPS_Raw_Precip_Rate_1minAvg_mmHr | float <text:s text:c="6"/>| YES <text:s/>| <text:s text:c="4"/>| NULL <text:s text:c="3"/>| <text:s text:c="6"/>|</text:p>
      <text:p text:style-name="Normal">| TPS_Raw_Precip_Rate_5minAvg_mmHr | float <text:s text:c="6"/>| YES <text:s/>| <text:s text:c="4"/>| NULL <text:s text:c="3"/>| <text:s text:c="6"/>|</text:p>
      <text:p text:style-name="Normal">| TPS_Total_Accum_mm <text:s text:c="14"/>| float <text:s text:c="6"/>| YES <text:s/>| <text:s text:c="4"/>| NULL <text:s text:c="3"/>| <text:s text:c="6"/>|</text:p>
      <text:p text:style-name="Normal">| TPS_Pwr_Sensor_W <text:s text:c="16"/>| float <text:s text:c="6"/>| YES <text:s/>| <text:s text:c="4"/>| NULL <text:s text:c="3"/>| <text:s text:c="6"/>|</text:p>
      <text:p text:style-name="Normal">| TPS_Pwr_Ref_W <text:s text:c="19"/>| float <text:s text:c="6"/>| YES <text:s/>| <text:s text:c="4"/>| NULL <text:s text:c="3"/>| <text:s text:c="6"/>|</text:p>
      <text:p text:style-name="Normal">| WS_ms_Max <text:s text:c="23"/>| float <text:s text:c="6"/>| YES <text:s/>| <text:s text:c="4"/>| NULL <text:s text:c="3"/>| <text:s text:c="6"/>|</text:p>
      <text:p text:style-name="Normal">| WindDir_Max <text:s text:c="21"/>| float <text:s text:c="6"/>| YES <text:s/>| <text:s text:c="4"/>| NULL <text:s text:c="3"/>| <text:s text:c="6"/>|</text:p>
      <text:p text:style-name="Normal">| WindDir_SD <text:s text:c="22"/>| float <text:s text:c="6"/>| YES <text:s/>| <text:s text:c="4"/>| NULL <text:s text:c="3"/>| <text:s text:c="6"/>|</text:p>
      <text:p text:style-name="Normal">| TPS_Baro_Press_mbar_Corrected <text:s text:c="3"/>| float <text:s text:c="6"/>| YES <text:s/>| <text:s text:c="4"/>| NULL <text:s text:c="3"/>| <text:s text:c="6"/>|</text:p>
      <text:p text:style-name="Normal">+----------------------------------+-------------+------+-----+---------+-------+</text:p>
      <text:p text:style-name="Normal"/>
      <text:p text:style-name="Normal">Ajout d’une colonne:<text:s/></text:p>
      <text:p text:style-name="Normal">describe from gault_swe_6h;</text:p>
      <text:p text:style-name="P12">MariaDB [(none)]&gt; desc mysql.user;</text:p>
      <text:p text:style-name="P13"/>
      <text:p text:style-name="P14">Ajout d’une collone pression le 15 mai 2020</text:p>
      <text:soft-page-break/>
      <text:p text:style-name="P15">MariaDB [(none)]&gt; alter table gault_metdata add TPS_Baro_Press_mbar_Corrected<text:s/>FLOAT;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m_4886264171095315079msolistparagraph" style:display-name="m_4886264171095315079msolist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il" style:display-name="il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illaume Dueymes</meta:initial-creator>
    <dc:creator>Guillaume Dueymes</dc:creator>
    <meta:creation-date>2020-04-16T20:07:00Z</meta:creation-date>
    <dc:date>2020-05-15T13:26:00Z</dc:date>
    <meta:template xlink:href="Normal" xlink:type="simple"/>
    <meta:editing-cycles>6</meta:editing-cycles>
    <meta:editing-duration>PT69780S</meta:editing-duration>
    <meta:document-statistic meta:page-count="4" meta:paragraph-count="14" meta:word-count="1149" meta:character-count="7460" meta:row-count="52" meta:non-whitespace-character-count="6325"/>
  </office:meta>
</office:document-meta>
</file>